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5.6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use the JST GH connectors as its more difficult to find cables and connectors for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Reduce XT30 connector usages &amp; also make sure the male and female connectors are assigned correctly (different footprints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generalise pins too much for standard systems like I2C pins for OLED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re is no soldering required (everything on 1 board) and also make sure you source from assembly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 indicator lights are not so bright (increase LED resistor resistanc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ny components can be simplified and put onto 1 data bus (for the slower system but much cheaper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Using the default USB pins on the ESP32 S3 modules as a future connectivity expansion is better (Klipper styl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Don’t use these with large number of pins, they are difficult to design around and use with circuit boards and wir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Reduce the amount of cable assembly, cable extensions and custom configurations as soldering takes up a lot of manual labour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Add better cable guides for long spans of cables instead of simple grooves as its difficult to adhere cables to flat surfac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ing aluminium tape for physical isolation and mounting and kapton tape for electrical insulation is fine in moderation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e silicone coated wire (better temp resistance during soldering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Non insulated wiring causing noise and bottle necking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Make the fans reversible so it can change the ventilation orientation on the fly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attery Mount</text:p>
          </table:table-cell>
          <table:table-cell office:value-type="string" calcext:value-type="string">
            <text:p>Create a more universal battery mount, although the current system is rugged, it forces the user to print custom mounts for every different battery ban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olt Holes</text:p>
          </table:table-cell>
          <table:table-cell office:value-type="string" calcext:value-type="string">
            <text:p>Increase hole size of the part that the bolt will first enter such that it is easier to bolt it to the piece below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duce curved connection and curved mating surfaces between components (hard to print and account for dynamic tolerances)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overs</text:p>
          </table:table-cell>
          <table:table-cell office:value-type="string" calcext:value-type="string">
            <text:p>Bolted electronic covers work pretty well however water proofing them would be bette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White/light/translucent plastic will cause light bleed, make sure to black out parts that can’t have light ble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ED light spread is minimal and wont always spread far, account for this segmented loo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agnets</text:p>
          </table:table-cell>
          <table:table-cell office:value-type="string" calcext:value-type="string">
            <text:p>Magnetic mounting for the substructure is okay however its retention is not very high and requires physical bracing or more magn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Pogo pins can detach when the mounting plates flex, adding proper physical bracing so the pins aren’t load bearing prevents unintended disconnec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Mounting circuits using bolts and screws are fine however physically bracing one side makes it easier to m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Thin overhang mounting causes excess buildup of material that is hard to remov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ing using larger cheaper bands are better than harder to insert higher quality ones due to wear and maintenan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s will wear over time compared to springs however it must be mounted as slim as possibl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liding Mount</text:p>
          </table:table-cell>
          <table:table-cell office:value-type="string" calcext:value-type="string">
            <text:p>Scale rod guided magnetic mount actually works however is not designed well for this case and requires rewor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Expand forming buck edge to account for shrinkag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ASA to form the buck as its a high temp resistant material and can withstand multiple forming attemp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slight surface deviations to mark cut out area instead of large ridges to allow the model to release easily from the formed plastic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PETG instead of Polycarbonate will reduce strength however it greatly simplifies the forming proces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ucks that don’t flare out causes it to be very stuck to the sheet of materia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e careful to clean any dust before forming PET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PETG generally doesn’t have to be dri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water and towels removes the majority of dus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Not fully wiping away all water leaves welts on the surface of the plastic post forming due to delayed heating and cooling under the dropl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oo hot temperatures cause sheet to buck adhesion which results in random areas adhering to the buck itself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Once the material’s temperature is detectable on the far side of the plastic, it will continue heating through thermal transfer and heat soa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he material even if not heated constantly will continue to sag due to heat soak, so cut off the heat a bit earlier to allow this and prevent over heat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vibrations travel through the plastic and is lou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air volume is enough for static activities however is not enough for more active activities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ual Processors</text:p>
          </table:table-cell>
          <table:table-cell office:value-type="string" calcext:value-type="string">
            <text:p>Programming for dual processors make it more difficult to switch and manage communications for if the data is always multi mas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1">00/00/0000</text:date>, <text:time style:data-style-name="N2" text:time-value="13:23:02.962895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3:27:11.823861400</meta:creation-date>
    <dc:date>2025-11-01T00:39:30.069396600</dc:date>
    <meta:editing-duration>P1DT3H4M24S</meta:editing-duration>
    <meta:editing-cycles>44</meta:editing-cycles>
    <meta:generator>LibreOffice/25.2.6.2$Windows_X86_64 LibreOffice_project/729c5bfe710f5eb71ed3bbde9e06a6065e9c6c5d</meta:generator>
    <meta:document-statistic meta:table-count="1" meta:cell-count="129" meta:object-count="0"/>
  </office:meta>
</office:document-meta>
</file>